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Blank_20_Sl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486cm" style:use-optimal-column-width="false"/>
    </style:style>
    <style:style style:name="co2" style:family="table-column">
      <style:table-column-properties style:column-width="12.45cm" style:use-optimal-column-width="false"/>
    </style:style>
    <style:style style:name="co3" style:family="table-column">
      <style:table-column-properties style:column-width="13.835cm" style:use-optimal-column-width="false"/>
    </style:style>
    <style:style style:name="ro1" style:family="table-row">
      <style:table-row-properties style:row-height="1.19cm" style:use-optimal-row-height="false"/>
    </style:style>
    <style:style style:name="ro2" style:family="table-row">
      <style:table-row-properties style:row-height="1.26cm" style:use-optimal-row-height="false"/>
    </style:style>
    <style:style style:name="ro3" style:family="table-row">
      <style:table-row-properties style:row-height="2.075cm" style:use-optimal-row-height="false"/>
    </style:style>
    <style:style style:name="ro4" style:family="table-row">
      <style:table-row-properties style:row-height="2.216cm" style:use-optimal-row-height="false"/>
    </style:style>
    <style:style style:name="ce1" style:family="table-cell">
      <loext:graphic-properties draw:fill="solid" draw:fill-color="#d62e4e" draw:textarea-vertical-align="top" fo:padding-top="0.127cm" fo:padding-bottom="0.127cm" fo:padding-left="0.1cm" fo:padding-right="0.1cm"/>
      <style:paragraph-properties fo:border="0.28pt solid #666666"/>
    </style:style>
    <style:style style:name="ce2" style:family="table-cell">
      <loext:graphic-properties draw:fill="solid" draw:fill-color="#cccccc" draw:textarea-vertical-align="top" fo:padding-top="0.127cm" fo:padding-bottom="0.127cm" fo:padding-left="0.1cm" fo:padding-right="0.1cm"/>
      <style:paragraph-properties fo:border="0.28pt solid #666666"/>
    </style:style>
    <style:style style:name="ce3" style:family="table-cell">
      <loext:graphic-properties draw:fill="solid" draw:fill-color="#ffffff" draw:textarea-vertical-align="top" fo:padding-top="0.127cm" fo:padding-bottom="0.127cm" fo:padding-left="0.1cm" fo:padding-right="0.1cm"/>
      <style:paragraph-properties fo:border="0.28pt solid #666666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198cm" fo:margin-bottom="0.212cm" fo:line-height="100%" fo:text-align="start" fo:text-indent="0cm"/>
    </style:style>
    <style:style style:name="P9" style:family="paragraph">
      <style:paragraph-properties fo:margin-left="0.85cm" fo:margin-right="0cm" fo:margin-top="0.198cm" fo:margin-bottom="0.212cm" fo:line-height="100%" fo:text-align="start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top="0cm" fo:margin-bottom="0.282cm" fo:line-height="108%" fo:text-align="star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40pt" fo:letter-spacing="normal" fo:language="en" fo:country="US" fo:font-style="normal" style:text-underline-style="none" fo:font-weight="normal" fo:background-color="transparent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32pt" fo:letter-spacing="normal" fo:language="en" fo:country="US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Gill Sans MT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Gill Sans MT" fo:font-size="18pt" fo:letter-spacing="normal" fo:language="en" fo:country="US" fo:font-style="normal" style:text-underline-style="none" fo:font-weight="bold" fo:background-color="transparent" style:font-name-asian="Calibri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Gill Sans M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Gill Sans MT" fo:font-size="18pt" fo:letter-spacing="normal" fo:language="en" fo:country="US" fo:font-style="normal" style:text-underline-style="none" fo:font-weight="normal" fo:background-color="transparent" style:font-name-asian="Calibri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">
        <style:list-level-properties text:min-label-width="0.85cm"/>
        <style:text-properties fo:font-family="'Wingdings 2'" style:font-charset="x-symbol" fo:color="#903163" fo:font-size="92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85cm"/>
        <style:text-properties fo:color="#3d3d3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TextBox 3" draw:style-name="gr1" draw:text-style-name="P2" draw:layer="layout" svg:width="9.115cm" svg:height="2.619cm" svg:x="12.081cm" svg:y="11.658cm">
          <text:p text:style-name="P1"><text:span text:style-name="T1">ENGL B2b</text:span></text:p>
          <text:p text:style-name="P1"><text:span text:style-name="T1">Uni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12.477cm" svg:height="3.296cm" svg:x="10.76cm" svg:y="4.461cm">
          <text:p text:style-name="P3"><text:span text:style-name="T2">Student Presentation</text:span></text:p>
          <text:p text:style-name="P1"><text:span text:style-name="T3">Compare/Contr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The Topic of Your Compare/contrast presentation?" draw:style-name="dp1" draw:master-page-name="Blank_20_Slide">
        <draw:frame draw:name="PlaceHolder 1" presentation:style-name="pr2" draw:text-style-name="P7" draw:layer="layout" svg:width="30.635cm" svg:height="2.813cm" svg:x="1.614cm" svg:y="1.95cm" presentation:class="title" presentation:user-transformed="true">
          <draw:text-box>
            <text:p text:style-name="P6"><text:span text:style-name="T4">What is The Topic of Your Compare/contrast presentation?</text:span></text:p>
          </draw:text-box>
        </draw:frame>
        <draw:frame draw:name="PlaceHolder 2" presentation:style-name="pr3" draw:text-style-name="P7" draw:layer="layout" svg:width="30.635cm" svg:height="10.215cm" svg:x="1.614cm" svg:y="6.057cm" presentation:class="outline" presentation:user-transformed="true">
          <draw:text-box>
            <text:list text:style-name="L3">
              <text:list-item>
                <text:p text:style-name="P8"><text:span text:style-name="T5">Comparison between Windows and Ubuntu Operating Systems.</text:span></text:p>
              </text:list-item>
              <text:list-item>
                <text:p text:style-name="P8"><text:span text:style-name="T5">Items or aspects I will compare/contrast:</text:span></text:p>
              </text:list-item>
            </text:list>
            <text:p text:style-name="P9"><text:span text:style-name="T5"><text:s text:c="5"/></text:span><text:span text:style-name="T5">A. <text:s/>Microsoft Windows</text:span></text:p>
            <text:p text:style-name="P9"><text:span text:style-name="T5"><text:s text:c="5"/></text:span><text:span text:style-name="T5">B. <text:s/>Ubuntu Linux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ich item or aspect of the topic that you are comparing or con" draw:style-name="dp1" draw:master-page-name="Blank_20_Slide">
        <draw:frame draw:name="PlaceHolder 1" presentation:style-name="pr2" draw:text-style-name="P7" draw:layer="layout" svg:width="30.635cm" svg:height="2.703cm" svg:x="1.614cm" svg:y="1.95cm" presentation:class="title" presentation:user-transformed="true">
          <draw:text-box>
            <text:p text:style-name="P6"><text:span text:style-name="T4">Which item or aspect of the topic that you are comparing or contrasting Do you prefer?</text:span></text:p>
          </draw:text-box>
        </draw:frame>
        <draw:frame draw:name="PlaceHolder 2" presentation:style-name="pr3" draw:text-style-name="P7" draw:layer="layout" svg:width="30.635cm" svg:height="10.215cm" svg:x="1.614cm" svg:y="6.057cm" presentation:class="outline" presentation:user-transformed="true">
          <draw:text-box>
            <text:list text:style-name="L3">
              <text:list-item>
                <text:p text:style-name="P8"><text:span text:style-name="T5">I prefer aspect B, which is Ubuntu Linux.</text:span></text:p>
              </text:list-item>
            </text:list>
            <text:p text:style-name="P9"><text:span text:style-name="T5">My choice for Ubuntu is based on my personal preferences, including security, stability, and the availability of open-source software. </text:span></text:p>
            <text:p text:style-name="P9"><text:span text:style-name="T5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e/contrast chart" draw:style-name="dp1" draw:master-page-name="Blank_20_Slide">
        <draw:frame draw:name="PlaceHolder 1" presentation:style-name="pr2" draw:text-style-name="P7" draw:layer="layout" svg:width="30.635cm" svg:height="2.813cm" svg:x="1.614cm" svg:y="1.95cm" presentation:class="title" presentation:user-transformed="true">
          <draw:text-box>
            <text:p text:style-name="P6"><text:span text:style-name="T4">Compare/contrast chart</text:span></text:p>
          </draw:text-box>
        </draw:frame>
        <draw:frame draw:name="Content Placeholder 4" draw:style-name="standard" draw:layer="layout" svg:width="30.77cm" svg:height="10.45cm" svg:x="1.614cm" svg:y="6.05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6">Aspect</text:span></text:p>
              </table:table-cell>
              <table:table-cell>
                <text:p text:style-name="P3"><text:span text:style-name="T6">A. Microsoft Windows</text:span></text:p>
              </table:table-cell>
              <table:table-cell>
                <text:p text:style-name="P3"><text:span text:style-name="T6">B. </text:span><text:span text:style-name="T7">Ubuntu Linux 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8">Security</text:span></text:p>
              </table:table-cell>
              <table:table-cell>
                <text:p text:style-name="P10"><text:span text:style-name="T9">Vulnerable to malware and viruses.</text:span></text:p>
              </table:table-cell>
              <table:table-cell>
                <text:p text:style-name="P10"><text:span text:style-name="T9">Highly secure due to open-source nature.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8">Stability</text:span></text:p>
              </table:table-cell>
              <table:table-cell>
                <text:p text:style-name="P10"><text:span text:style-name="T9">Prone to crashes and system freezes.</text:span></text:p>
              </table:table-cell>
              <table:table-cell>
                <text:p text:style-name="P10"><text:span text:style-name="T9">Known for stability with fewer disruptions.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8">Cost</text:span></text:p>
              </table:table-cell>
              <table:table-cell>
                <text:p text:style-name="P3"><text:span text:style-name="T8">Requires purchasing licenses.</text:span></text:p>
              </table:table-cell>
              <table:table-cell>
                <text:p text:style-name="P3"><text:span text:style-name="T8">Free and open-source, no cost for the OS.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8">Software Availability</text:span></text:p>
              </table:table-cell>
              <table:table-cell>
                <text:p text:style-name="P3"><text:span text:style-name="T8">Extensive library of proprietary software.</text:span></text:p>
              </table:table-cell>
              <table:table-cell>
                <text:p text:style-name="P3"><text:span text:style-name="T8">Software Center with thousands of free apps.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8">Customization</text:span></text:p>
              </table:table-cell>
              <table:table-cell>
                <text:p text:style-name="P10"><text:span text:style-name="T9">Limited customization options.</text:span></text:p>
              </table:table-cell>
              <table:table-cell>
                <text:p text:style-name="P10"><text:span text:style-name="T9">Extensive customization for a personalized look.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8">Resource Efficiency</text:span></text:p>
              </table:table-cell>
              <table:table-cell>
                <text:p text:style-name="P10"><text:span text:style-name="T8">Resource-intensive, may require powerful hardware.</text:span></text:p>
              </table:table-cell>
              <table:table-cell>
                <text:p text:style-name="P10"><text:span text:style-name="T8">Efficient, suitable for older hardwar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the Main Idea You want Your Reader to learn from Your C" draw:style-name="dp1" draw:master-page-name="Blank_20_Slide">
        <draw:frame draw:name="PlaceHolder 1" presentation:style-name="pr2" draw:text-style-name="P7" draw:layer="layout" svg:width="30.635cm" svg:height="2.813cm" svg:x="1.614cm" svg:y="1.95cm" presentation:class="title" presentation:user-transformed="true">
          <draw:text-box>
            <text:p text:style-name="P6"><text:span text:style-name="T4">What is the Main Idea You want Your Reader to learn from Your Compare/Contrast presentation?</text:span></text:p>
          </draw:text-box>
        </draw:frame>
        <draw:frame draw:name="PlaceHolder 2" presentation:style-name="pr3" draw:text-style-name="P7" draw:layer="layout" svg:width="30.635cm" svg:height="10.215cm" svg:x="1.614cm" svg:y="6.057cm" presentation:class="outline" presentation:user-transformed="true">
          <draw:text-box>
            <text:list text:style-name="L3">
              <text:list-item>
                <text:p text:style-name="P8"><text:span text:style-name="T5">The key message I want my audience to grasp from my compare/contrast presentation is that Ubuntu Linux is a strong choice due to its security, stability, cost-effectiveness, and customization options.</text:span></text:p>
              </text:list-item>
              <text:list-item>
                <text:p text:style-name="P8"><text:span text:style-name="T5">It's a valuable alternative to Windows for users with these preferences and need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18cm" draw:stroke-linejoin="miter" svg:stroke-linecap="butt" draw:fill="solid" draw:fill-color="#4d1434" loext:fill-theme-color="accent1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4" style:family="graphic" style:parent-style-name="standard">
      <style:graphic-properties draw:stroke="none" svg:stroke-width="0.018cm" draw:stroke-linejoin="miter" svg:stroke-linecap="butt" draw:fill="solid" draw:fill-color="#969fa7" loext:fill-theme-color="accent4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5" style:family="graphic" style:parent-style-name="standard">
      <style:graphic-properties draw:stroke="none" svg:stroke-width="0.018cm" draw:stroke-linejoin="miter" svg:stroke-linecap="butt" draw:fill="solid" draw:fill-color="#903163" loext:fill-theme-color="accent2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pr1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solid" draw:fill-color="#4d1434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7" style:family="paragraph">
      <loext:graphic-properties draw:fill="solid" draw:fill-color="#969fa7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8" style:family="paragraph">
      <loext:graphic-properties draw:fill="solid" draw:fill-color="#903163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9f296b" loext:opacity="100%" loext:theme-color="accent1" loext:color-lum-mod="75%" loext:color-lum-off="25%" style:text-outline="false" style:text-line-through-style="none" style:text-line-through-type="none" style:text-position="0% 100%" style:font-name="Gill Sans MT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903163" loext:opacity="100%" loext:theme-color="accent2" style:text-outline="false" style:text-line-through-style="none" style:text-line-through-type="none" style:text-position="0% 100%" style:font-name="Gill Sans MT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9f296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9031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c__20_Content" style:display-name="Title, Content" style:page-layout-name="PM1" draw:style-name="Mdp1">
      <loext:theme loext:name="Dividend">
        <loext:color-table loext:name="Dividend">
          <loext:color loext:name="dk1" loext:color="#000000"/>
          <loext:color loext:name="lt1" loext:color="#ffffff"/>
          <loext:color loext:name="dk2" loext:color="#3d3d3d"/>
          <loext:color loext:name="lt2" loext:color="#ebebeb"/>
          <loext:color loext:name="accent1" loext:color="#4d1434"/>
          <loext:color loext:name="accent2" loext:color="#903163"/>
          <loext:color loext:name="accent3" loext:color="#b2324b"/>
          <loext:color loext:name="accent4" loext:color="#969fa7"/>
          <loext:color loext:name="accent5" loext:color="#66b1ce"/>
          <loext:color loext:name="accent6" loext:color="#40619d"/>
          <loext:color loext:name="hlink" loext:color="#828282"/>
          <loext:color loext:name="folHlink" loext:color="#a5a5a5"/>
        </loext:color-table>
      </loext:theme>
      <draw:custom-shape draw:name="Rectangle 8" draw:style-name="Mgr3" draw:text-style-name="MP6" draw:layer="backgroundobjects" svg:width="10.284cm" svg:height="0.261cm" svg:x="1.24cm" svg:y="1.2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10.284cm" svg:height="0.271cm" svg:x="22.339cm" svg:y="1.26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8" draw:layer="backgroundobjects" svg:width="10.284cm" svg:height="0.251cm" svg:x="11.783cm" svg:y="1.27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6" draw:layer="backgroundobjects" svg:width="31.283cm" svg:height="9.177cm" svg:x="1.24cm" svg:y="8.572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19.211cm" svg:height="1.011cm" svg:x="1.614cm" svg:y="16.533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PlaceHolder 4" presentation:style-name="Mpr1" draw:text-style-name="MP12" draw:layer="backgroundobjects" svg:width="2.82cm" svg:height="1.011cm" svg:x="29.329cm" svg:y="16.545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draw:name="PlaceHolder 5" presentation:style-name="Mpr1" draw:text-style-name="MP10" draw:layer="backgroundobjects" svg:width="7.899cm" svg:height="1.011cm" svg:x="21.128cm" svg:y="16.545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Dividend">
        <loext:color-table loext:name="Dividend">
          <loext:color loext:name="dk1" loext:color="#000000"/>
          <loext:color loext:name="lt1" loext:color="#ffffff"/>
          <loext:color loext:name="dk2" loext:color="#3d3d3d"/>
          <loext:color loext:name="lt2" loext:color="#ebebeb"/>
          <loext:color loext:name="accent1" loext:color="#4d1434"/>
          <loext:color loext:name="accent2" loext:color="#903163"/>
          <loext:color loext:name="accent3" loext:color="#b2324b"/>
          <loext:color loext:name="accent4" loext:color="#969fa7"/>
          <loext:color loext:name="accent5" loext:color="#66b1ce"/>
          <loext:color loext:name="accent6" loext:color="#40619d"/>
          <loext:color loext:name="hlink" loext:color="#828282"/>
          <loext:color loext:name="folHlink" loext:color="#a5a5a5"/>
        </loext:color-table>
      </loext:theme>
      <draw:custom-shape draw:name="Rectangle 8" draw:style-name="Mgr3" draw:text-style-name="MP6" draw:layer="backgroundobjects" svg:width="10.284cm" svg:height="0.261cm" svg:x="1.24cm" svg:y="1.2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10.284cm" svg:height="0.271cm" svg:x="22.339cm" svg:y="1.26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8" draw:layer="backgroundobjects" svg:width="10.284cm" svg:height="0.251cm" svg:x="11.783cm" svg:y="1.27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6" draw:layer="backgroundobjects" svg:width="31.412cm" svg:height="3.301cm" svg:x="1.223cm" svg:y="1.7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10" draw:layer="backgroundobjects" svg:width="19.211cm" svg:height="1.011cm" svg:x="1.614cm" svg:y="16.533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PlaceHolder 2" presentation:style-name="Mpr4" draw:text-style-name="MP12" draw:layer="backgroundobjects" svg:width="2.921cm" svg:height="1.011cm" svg:x="29.329cm" svg:y="16.545cm" presentation:class="page-number" presentation:user-transformed="true">
        <draw:text-box>
          <text:p text:style-name="MP11"><text:span text:style-name="MT5"><text:page-number>&lt;numéro&gt;</text:page-number></text:span></text:p>
        </draw:text-box>
      </draw:frame>
      <draw:frame draw:name="PlaceHolder 3" presentation:style-name="Mpr4" draw:text-style-name="MP10" draw:layer="backgroundobjects" svg:width="7.899cm" svg:height="1.011cm" svg:x="21.128cm" svg:y="16.545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11-26T18:18:20</meta:creation-date>
    <meta:initial-creator>Diana Bowman</meta:initial-creator>
    <dc:language>en-US</dc:language>
    <dc:date>2023-09-12T19:47:42.806000000</dc:date>
    <meta:editing-cycles>12</meta:editing-cycles>
    <dc:title>Essay Title:</dc:title>
    <meta:editing-duration>P1DT4M44S</meta:editing-duration>
    <meta:generator>LibreOffice/7.5.5.2$Windows_X86_64 LibreOffice_project/ca8fe7424262805f223b9a2334bc7181abbcbf5e</meta:generator>
    <meta:document-statistic meta:object-count="60"/>
    <meta:user-defined meta:name="AppVersion">15.0000</meta:user-defined>
    <meta:user-defined meta:name="ContentTypeId">0x010100FF2D9E9229DEA145B9C69AC3C706F100</meta:user-defined>
    <meta:user-defined meta:name="PresentationFormat">Widescreen</meta:user-defined>
    <meta:user-defined meta:name="Slides" meta:value-type="float">5</meta:user-defined>
    <meta:template xlink:type="simple" xlink:actuate="onRequest" xlink:title="{62D05313-1BA5-B240-9DA8-7ABE933875D5}tf10001123" xlink:href=""/>
  </office:meta>
</office:document-meta>
</file>